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6.396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5.465cm"/>
    </style:style>
    <style:style style:name="co5" style:family="table-column">
      <style:table-column-properties fo:break-before="auto" style:column-width="26.772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use-window-font-color="true" style:font-name="Calibri1" fo:font-size="11pt" fo:language="en" fo:country="US" style:font-name-asian="Arial1" style:font-size-asian="11pt" style:language-asian="en" style:country-asian="US" style:font-name-complex="Arial1" style:font-size-complex="11pt" style:language-complex="en" style:country-complex="US"/>
    </style:style>
    <style:style style:name="ce4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upplier Lin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6</text:p>
          </table:table-cell>
          <table:table-cell table:style-name="ce2" office:value-type="string">
            <text:p>5-Pin SOT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79133</text:p>
          </table:table-cell>
          <table:table-cell office:value-type="string">
            <text:p><text:a xlink:href="http://si.farnell.com/texas-instruments/tps79133dbvt/ic-v-reg-ldo-0-1a-3-3v-smd-79133/dp/8461767">http://si.farnell.com/texas-instruments/tps79133dbvt/ic-v-reg-ldo-0-1a-3-3v-smd-79133/dp/8461767</text:a>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U5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office:value-type="string">
            <text:p><text:a xlink:href="http://eu.mouser.com/ProductDetail/Bosch-Sensortec/BME280/?qs=sGAEpiMZZMsF1ODjcwEocB0teEbUEBlMe2ty%252bXJvNLw%3D">http://eu.mouser.com/ProductDetail/Bosch-Sensortec/BME280/?qs=sGAEpiMZZMsF1ODjcwEocB0teEbUEBlMe2ty%252bXJvNLw%3d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4</text:p>
          </table:table-cell>
          <table:table-cell table:style-name="ce3" office:value-type="string">
            <text:p>8-Pin MSOP PowerPA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2064</text:p>
          </table:table-cell>
          <table:table-cell office:value-type="string">
            <text:p><text:a xlink:href="http://si.farnell.com/texas-instruments/tps2064cdgnr-2/load-switch-dual-5-5v-1a-8msop/dp/2307999">http://si.farnell.com/texas-instruments/tps2064cdgnr-2/load-switch-dual-5-5v-1a-8msop/dp/2307999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Socket_Strip_Straight_1x08 2.45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lantower_PM2.5_PMS_5003</text:p>
          </table:table-cell>
          <table:table-cell office:value-type="string">
            <text:p><text:a xlink:href="http://aqicn.org/sensor/pms5003-7003/">http://aqicn.org/sensor/pms5003-7003/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1</text:p>
          </table:table-cell>
          <table:table-cell table:style-name="ce2" office:value-type="string">
            <text:p>Molex_501331-060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phasense_OPC-N2</text:p>
          </table:table-cell>
          <table:table-cell office:value-type="string">
            <text:p><text:a xlink:href="http://www.alphasense.com/index.php/products/optical-particle-counter/">http://www.alphasense.com/index.php/products/optical-particle-counter/</text:a>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R16,R15,R5,R4,R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K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14,R13,R12,R11,R10,R9,R8,R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3,R2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K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JP2,JP1</text:p>
          </table:table-cell>
          <table:table-cell table:style-name="ce2" office:value-type="string">
            <text:p>Socket_Strip_Straight_1x02 2.45mm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UMP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J1</text:p>
          </table:table-cell>
          <table:table-cell table:style-name="ce2" office:value-type="string">
            <text:p>IDC12_connec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DC1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2,D1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D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10,C8,C7,C5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0uF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9,C6,C3,C2,C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0nF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C1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nF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J2</text:p>
          </table:table-cell>
          <table:table-cell table:style-name="ce2" office:value-type="string">
            <text:p>Socket_Strip_Straight_2x02 2.45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RM_SWD_SMAL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1</text:p>
          </table:table-cell>
          <table:table-cell table:style-name="ce2" office:value-type="string">
            <text:p>DCP-USBCB-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SB_OTG</text:p>
          </table:table-cell>
          <table:table-cell office:value-type="string">
            <text:p><text:a xlink:href="http://eu.mouser.com/ProductDetail/Conxall-Switchcraft/DCP-USBCB-SC/?qs=sGAEpiMZZMulM8LPOQ%252byk0tOUVtDtVQ0KVOITCuLB%252bPJPE9H7T7ELA%3D%3D">http://eu.mouser.com/ProductDetail/Conxall-Switchcraft/DCP-USBCB-SC/?qs=sGAEpiMZZMulM8LPOQ%252byk0tOUVtDtVQ0KVOITCuLB%252bPJPE9H7T7ELA%3d%3d</text:a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nRF52832-SM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RF52832</text:p>
          </table:table-cell>
          <table:table-cell office:value-type="string">
            <text:p><text:a xlink:href="https://www.tindie.com/products/hnhoan/nrf52832-ant-bluetooth-le-arm-cortex-m4f-30-io/">https://www.tindie.com/products/hnhoan/nrf52832-ant-bluetooth-le-arm-cortex-m4f-30-io/</text:a></text:p>
          </table:table-cell>
          <table:table-cell table:number-columns-repeated="1019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14.02.2017</text:date>, <text:time>14:54:31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2-14T14:54:31.86</dc:date>
    <meta:generator>OpenOffice.org/3.2$Win32 OpenOffice.org_project/320m18$Build-9502</meta:generator>
    <meta:editing-duration>PT00H50M02S</meta:editing-duration>
    <meta:editing-cycles>46</meta:editing-cycles>
    <meta:document-statistic meta:table-count="1" meta:cell-count="80" meta:object-count="0"/>
  </office:meta>
</office:document-meta>
</file>